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ClientHttpConnector.JdkClientHttp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ClientHttpConnector.connect( HttpMethod method , URI uri , Function &lt; ? super ClientHttpRequest , Mono &lt; Void &gt; &gt; request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kClientHttpConnector.JdkClientHttpConnector( HttpClient . Builder clientBuilder , @ Nullable JdkHttpClientResourceFactory resourc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kClientHttpConnector.setBufferFactory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kClientHttpConnector.JdkClientHttpConnector( HttpClient htt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